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€ %s - Simul. %s)**' % (element.weight, element.pipe_material_id.last_price or '?', simulated_unit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' if element.is_pipe or fabric_text or abs(price - simulated_unit)&lt; 0.00001 else '%.5f' % simulated_unit&gt;</text:placeholder></text:span><text:span text:style-name="T43"> 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49:03.737076069</dc:date>
    <meta:editing-duration>P7DT21H9M54S</meta:editing-duration>
    <meta:editing-cycles>889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